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smin </meta:initial-creator>
    <meta:creation-date>2011-11-06T04:57:23</meta:creation-date>
    <meta:editing-duration>PT00H15M46S</meta:editing-duration>
    <meta:editing-cycles>9</meta:editing-cycles>
    <dc:date>2012-08-22T22:54:16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32pt" fo:font-style="italic" fo:font-weight="bold" style:font-size-asian="13pt" style:font-size-complex="13pt"/>
    </style:style>
    <style:style style:name="ch3" style:family="chart">
      <style:text-properties fo:font-size="32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style:font-size-asian="10pt" style:font-size-complex="10pt"/>
    </style:style>
    <style:style style:name="ch7" style:family="chart">
      <style:chart-properties chart:auto-position="true" style:rotation-angle="0"/>
      <style:text-properties fo:font-size="36pt" style:font-size-asian="9pt" style:font-size-complex="9pt"/>
    </style:style>
    <style:style style:name="ch8" style:family="chart" style:data-style-name="N0">
      <style:chart-properties chart:display-label="true" chart:logarithmic="false" chart:maximum="1.4" chart:reverse-direction="false" text:line-break="false" chart:link-data-style-to-source="false" chart:axis-position="1"/>
      <style:graphic-properties svg:stroke-color="#b3b3b3"/>
      <style:text-properties fo:font-size="32pt" style:font-size-asian="10pt" style:font-size-complex="10pt"/>
    </style:style>
    <style:style style:name="ch9" style:family="chart">
      <style:chart-properties style:rotation-angle="90"/>
      <style:text-properties fo:font-size="3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33333" dr3d:edge-rounding="5%"/>
      <style:text-properties fo:font-size="26pt" fo:font-style="italic" fo:font-weight="bold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99999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1.3cm" svg:y="0.42cm" chart:style-name="ch2">
          <text:p>Autoparallelization: Parallel Timing on 8 Procs.</text:p>
        </chart:title>
        <chart:subtitle svg:x="1.737cm" svg:y="2.004cm" chart:style-name="ch3">
          <text:p>SMALLER IS BETTER! (Sequential Timing is 1.) </text:p>
        </chart:subtitle>
        <chart:legend chart:legend-position="end" svg:x="13.113cm" svg:y="3.985cm" chart:style-name="ch4"/>
        <chart:plot-area chart:style-name="ch5" chart:data-source-has-labels="both" svg:x="0.345cm" svg:y="3.676cm" svg:width="27.385cm" svg:height="16.601cm">
          <chart:axis chart:dimension="x" chart:name="primary-x" chart:style-name="ch6">
            <chart:title svg:x="7.166cm" svg:y="19.094cm" chart:style-name="ch7">
              <text:p>Spec2000 and 2006 Suites</text:p>
            </chart:title>
            <chart:categories table:cell-range-address="local-table.$A$2:.$A$10"/>
          </chart:axis>
          <chart:axis chart:dimension="y" chart:name="primary-y" chart:style-name="ch8">
            <chart:title svg:x="0.002cm" svg:y="14.936cm" chart:style-name="ch9">
              <text:p>Run Time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earch Compiler</text:p>
              </table:table-cell>
              <table:table-cell office:value-type="string">
                <text:p>Commercial Compiler</text:p>
              </table:table-cell>
            </table:table-row>
          </table:table-header-rows>
          <table:table-rows>
            <table:table-row>
              <table:table-cell office:value-type="string">
                <text:p>WUPWISE</text:p>
              </table:table-cell>
              <table:table-cell office:value-type="float" office:value="0.204433335525883">
                <text:p>0.204433335525883</text:p>
              </table:table-cell>
              <table:table-cell office:value-type="float" office:value="4.77537328158916">
                <text:p>4.77537328158916</text:p>
              </table:table-cell>
            </table:table-row>
            <table:table-row>
              <table:table-cell office:value-type="string">
                <text:p>APSI</text:p>
              </table:table-cell>
              <table:table-cell office:value-type="float" office:value="0.134446605626453">
                <text:p>0.134446605626453</text:p>
              </table:table-cell>
              <table:table-cell office:value-type="float" office:value="0.852507234688553">
                <text:p>0.852507234688553</text:p>
              </table:table-cell>
            </table:table-row>
            <table:table-row>
              <table:table-cell office:value-type="string">
                <text:p>APPLU</text:p>
              </table:table-cell>
              <table:table-cell office:value-type="float" office:value="0.647533441857173">
                <text:p>0.647533441857173</text:p>
              </table:table-cell>
              <table:table-cell office:value-type="float" office:value="2.84761837355793">
                <text:p>2.84761837355793</text:p>
              </table:table-cell>
            </table:table-row>
            <table:table-row>
              <table:table-cell office:value-type="string">
                <text:p>MGRID</text:p>
              </table:table-cell>
              <table:table-cell office:value-type="float" office:value="0.142260273972603">
                <text:p>0.142260273972603</text:p>
              </table:table-cell>
              <table:table-cell office:value-type="float" office:value="0.133458904109589">
                <text:p>0.133458904109589</text:p>
              </table:table-cell>
            </table:table-row>
            <table:table-row>
              <table:table-cell office:value-type="string">
                <text:p>SWIM</text:p>
              </table:table-cell>
              <table:table-cell office:value-type="float" office:value="0.124465227340563">
                <text:p>0.124465227340563</text:p>
              </table:table-cell>
              <table:table-cell office:value-type="float" office:value="0.537259974131927">
                <text:p>0.537259974131927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138830420807023">
                <text:p>0.138830420807023</text:p>
              </table:table-cell>
              <table:table-cell office:value-type="float" office:value="0.170085009871588">
                <text:p>0.170085009871588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164015074979575">
                <text:p>0.164015074979575</text:p>
              </table:table-cell>
              <table:table-cell office:value-type="float" office:value="0.905596893640572">
                <text:p>0.905596893640572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0.183111064974162">
                <text:p>0.183111064974162</text:p>
              </table:table-cell>
              <table:table-cell office:value-type="float" office:value="0.288385491515307">
                <text:p>0.288385491515307</text:p>
              </table:table-cell>
            </table:table-row>
            <table:table-row>
              <table:table-cell office:value-type="string">
                <text:p>CALCULIX</text:p>
              </table:table-cell>
              <table:table-cell office:value-type="float" office:value="0.236330085143579">
                <text:p>0.236330085143579</text:p>
              </table:table-cell>
              <table:table-cell office:value-type="float" office:value="1.1104082359416">
                <text:p>1.1104082359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